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.183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.182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0.609cm" fo:min-width="1.84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275cm" fo:min-width="0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0.609cm" fo:min-width="1.98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0.609cm" fo:min-width="0.38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0.61cm" fo:min-width="0.39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0.609cm" fo:min-width="0.39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0.779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0.609cm" fo:min-width="0.398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2.286cm" fo:min-width="0.437cm"/>
      <style:paragraph-properties style:writing-mode="lr-tb"/>
    </style:style>
    <style:style style:name="gr15" style:family="graphic" style:parent-style-name="standard">
      <style:graphic-properties draw:stroke="none" draw:fill="none" draw:auto-grow-height="false" draw:fit-to-size="shrink-to-fit" style:shrink-to-fit="true" fo:min-height="0.796cm"/>
      <style:paragraph-properties style:writing-mode="lr-tb"/>
    </style:style>
    <style:style style:name="gr16" style:family="graphic" style:parent-style-name="objectwithoutfill">
      <style:graphic-properties svg:stroke-width="0.03cm" draw:marker-start-width="0.25cm" draw:marker-end-width="0.25cm" draw:fill="none" draw:textarea-vertical-align="middle" fo:padding-top="0.14cm" fo:padding-bottom="0.14cm" fo:padding-left="0.265cm" fo:padding-right="0.265cm"/>
    </style:style>
    <style:style style:name="gr17" style:family="graphic" style:parent-style-name="objectwithoutfill">
      <style:graphic-properties draw:marker-end="Arrow" draw:marker-end-width="0.15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0.492cm" fo:min-width="0.241cm"/>
      <style:paragraph-properties style:writing-mode="lr-tb"/>
    </style:style>
    <style:style style:name="gr19" style:family="graphic" style:parent-style-name="Object_20_with_20_no_20_fill_20_and_20_no_20_line">
      <style:graphic-properties draw:textarea-vertical-align="middle" draw:ole-draw-aspect="1" style:protect="size"/>
    </style:style>
    <style:style style:name="gr20" style:family="graphic" style:parent-style-name="objectwithoutfill">
      <style:graphic-properties svg:stroke-width="0.03cm" svg:stroke-color="#000000" draw:marker-start-width="0.4cm" draw:marker-end-width="0.4cm" draw:fill="none" draw:textarea-vertical-align="middle" fo:padding-top="0.14cm" fo:padding-bottom="0.14cm" fo:padding-left="0.265cm" fo:padding-right="0.26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0.35cm" fo:min-width="0.04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0.492cm" fo:min-width="0.15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0.712cm" fo:min-width="0.35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0.712cm" fo:min-width="0cm"/>
      <style:paragraph-properties style:writing-mode="lr-tb"/>
    </style:style>
    <style:style style:name="gr25" style:family="graphic" style:parent-style-name="objectwithoutfill">
      <style:graphic-properties svg:stroke-color="#3465a4" draw:fill="none" draw:textarea-vertical-align="middle"/>
    </style:style>
    <style:style style:name="gr26" style:family="graphic" style:parent-style-name="standard">
      <style:graphic-properties draw:textarea-horizontal-align="justify" draw:textarea-vertical-align="middle" draw:auto-grow-height="false" fo:min-height="0.268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0cm" fo:min-width="0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112cm" fo:min-width="0cm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d62e4e" fo:font-size="18pt" style:font-size-asian="18pt" style:font-size-complex="18pt"/>
    </style:style>
    <style:style style:name="T1" style:family="text">
      <style:text-properties fo:font-size="18pt" fo:language="en" fo:country="GB"/>
    </style:style>
    <style:style style:name="T2" style:family="text">
      <style:text-properties style:text-position="-33% 58%"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/>
    </style:style>
    <style:style style:name="T6" style:family="text">
      <style:text-properties fo:color="#d62e4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0.683cm" svg:height="0.224cm" svg:x="5.249cm" svg:y="0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0.683cm" svg:height="0.227cm" svg:x="7.302cm" svg:y="0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0.683cm" svg:height="0.224cm" svg:x="5.27cm" svg:y="2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0.683cm" svg:height="0.224cm" svg:x="7.269cm" svg:y="2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0.682cm" svg:height="0.225cm" draw:transform="rotate (1.5707963267949) translate (6.521cm 1.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line-skew="0.067cm" svg:x1="5.27cm" svg:y1="0.427cm" svg:x2="4.594cm" svg:y2="0.891cm" draw:end-shape="id1" draw:end-glue-point="4" svg:d="M5270 427v30h-676v434" svg:viewBox="0 0 677 465">
          <text:p/>
        </draw:connector>
        <draw:connector draw:style-name="gr3" draw:text-style-name="P1" draw:layer="layout" draw:line-skew="-0.081cm" svg:x1="4.595cm" svg:y1="1.626cm" svg:x2="5.27cm" svg:y2="2.113cm" draw:end-shape="id2" draw:end-glue-point="3" svg:d="M4595 1626h6v487h669" svg:viewBox="0 0 676 488">
          <text:p/>
        </draw:connector>
        <draw:connector draw:style-name="gr3" draw:text-style-name="P1" draw:layer="layout" svg:x1="5.953cm" svg:y1="2.113cm" svg:x2="7.269cm" svg:y2="2.113cm" draw:start-shape="id2" draw:start-glue-point="1" draw:end-shape="id3" draw:end-glue-point="3" svg:d="M5953 2113h1316" svg:viewBox="0 0 1317 1">
          <text:p/>
        </draw:connector>
        <draw:connector draw:style-name="gr3" draw:text-style-name="P1" draw:layer="layout" svg:x1="6.633cm" svg:y1="1.64cm" svg:x2="7.269cm" svg:y2="2.113cm" draw:start-shape="id4" draw:start-glue-point="3" draw:end-shape="id3" draw:end-glue-point="3" svg:d="M6633 1640v473h636" svg:viewBox="0 0 637 474">
          <text:p/>
        </draw:connector>
        <draw:connector draw:style-name="gr3" draw:text-style-name="P1" draw:layer="layout" svg:x1="7.302cm" svg:y1="0.473cm" svg:x2="6.633cm" svg:y2="0.958cm" draw:start-shape="id5" draw:start-glue-point="3" draw:end-shape="id4" draw:end-glue-point="1" svg:d="M7302 473h-669v485" svg:viewBox="0 0 670 486">
          <text:p/>
        </draw:connector>
        <draw:frame draw:style-name="gr4" draw:text-style-name="P2" draw:layer="layout" svg:width="1.909cm" svg:height="0.61cm" svg:x="8.496cm" svg:y="0.596cm">
          <draw:text-box>
            <text:p><text:span text:style-name="T1">I</text:span><text:span text:style-name="T2">b</text:span><text:span text:style-name="T1"> = K</text:span><text:span text:style-name="T2">b</text:span><text:span text:style-name="T1"> V</text:span><text:span text:style-name="T2">b</text:span></text:p>
          </draw:text-box>
        </draw:frame>
        <draw:g xml:id="id9" draw:id="id9">
          <draw:custom-shape draw:style-name="gr5" draw:text-style-name="P1" draw:layer="layout" svg:width="0.878cm" svg:height="1.049cm" svg:x="8.044cm" svg:y="0.7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3" draw:layer="layout" svg:x1="8.482cm" svg:y1="1.095cm" svg:x2="8.482cm" svg:y2="1.61cm">
            <text:p/>
          </draw:line>
        </draw:g>
        <draw:frame draw:style-name="gr7" draw:text-style-name="P2" draw:layer="layout" svg:width="1.704cm" svg:height="0.871cm" svg:x="6.5cm" svg:y="3.099cm">
          <draw:text-box>
            <text:p><text:span text:style-name="T3">V</text:span><text:span text:style-name="T4">d</text:span><text:span text:style-name="T3"> = K</text:span><text:span text:style-name="T4">d</text:span><text:span text:style-name="T3"> I</text:span><text:span text:style-name="T4">d</text:span><text:span text:style-name="T1"> </text:span></text:p>
          </draw:text-box>
        </draw:frame>
        <draw:connector draw:style-name="gr3" draw:text-style-name="P4" draw:layer="layout" svg:x1="5.953cm" svg:y1="2.113cm" svg:x2="6.616cm" svg:y2="2.628cm" draw:start-shape="id2" draw:start-glue-point="1" draw:end-shape="id6" draw:end-glue-point="4" svg:d="M5953 2113h663v515" svg:viewBox="0 0 664 516">
          <text:p/>
        </draw:connector>
        <draw:connector draw:style-name="gr3" draw:text-style-name="P4" draw:layer="layout" svg:x1="5.932cm" svg:y1="0.475cm" svg:x2="6.633cm" svg:y2="0.958cm" draw:start-shape="id7" draw:start-glue-point="1" draw:end-shape="id4" draw:end-glue-point="1" svg:d="M5932 475h701v483" svg:viewBox="0 0 702 484">
          <text:p/>
        </draw:connector>
        <draw:connector draw:style-name="gr3" draw:text-style-name="P4" draw:layer="layout" draw:line-skew="0.291cm" svg:x1="7.952cm" svg:y1="2.113cm" svg:x2="8.414cm" svg:y2="2.124cm" draw:start-shape="id3" draw:start-glue-point="1" draw:end-shape="id8" draw:end-glue-point="6" svg:d="M7952 2113h521v11h-59" svg:viewBox="0 0 522 12">
          <text:p/>
        </draw:connector>
        <draw:connector draw:style-name="gr3" draw:text-style-name="P4" draw:layer="layout" svg:x1="7.985cm" svg:y1="0.473cm" svg:x2="8.483cm" svg:y2="0.79cm" draw:start-shape="id5" draw:start-glue-point="1" draw:end-shape="id9" draw:end-glue-point="0" svg:d="M7985 473h498v317" svg:viewBox="0 0 499 318">
          <text:p/>
        </draw:connector>
        <draw:connector draw:style-name="gr3" draw:text-style-name="P4" draw:layer="layout" svg:x1="8.483cm" svg:y1="1.839cm" svg:x2="8.455cm" svg:y2="2.679cm" draw:start-shape="id9" draw:start-glue-point="2" draw:end-shape="id10" draw:end-glue-point="0" svg:d="M8483 1839v413h-28v427" svg:viewBox="0 0 29 841">
          <text:p/>
        </draw:connector>
        <draw:custom-shape draw:style-name="gr1" draw:text-style-name="P1" xml:id="id11" draw:id="id11" draw:layer="layout" svg:width="0.683cm" svg:height="0.225cm" svg:x="5.27cm" svg:y="3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2" draw:id="id12" draw:layer="layout" svg:width="0.683cm" svg:height="0.225cm" draw:transform="rotate (1.5707963267949) translate (4.481cm 3.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5.953cm" svg:y1="4.061cm" svg:x2="6.616cm" svg:y2="3.35cm" draw:start-shape="id11" draw:start-glue-point="1" draw:end-shape="id6" draw:end-glue-point="6" svg:d="M5953 4061h663v-711" svg:viewBox="0 0 664 712">
          <text:p/>
        </draw:connector>
        <draw:connector draw:style-name="gr3" draw:text-style-name="P4" draw:layer="layout" svg:x1="4.593cm" svg:y1="2.587cm" svg:x2="5.27cm" svg:y2="2.113cm" draw:start-shape="id12" draw:start-glue-point="1" draw:end-shape="id2" draw:end-glue-point="3" svg:d="M4593 2587v-474h677" svg:viewBox="0 0 678 475">
          <text:p/>
        </draw:connector>
        <draw:connector draw:style-name="gr3" draw:text-style-name="P4" draw:layer="layout" svg:x1="4.593cm" svg:y1="3.27cm" svg:x2="5.27cm" svg:y2="4.061cm" draw:start-shape="id12" draw:start-glue-point="3" draw:end-shape="id11" draw:end-glue-point="3" svg:d="M4593 3270v791h677" svg:viewBox="0 0 678 792">
          <text:p/>
        </draw:connector>
        <draw:frame draw:style-name="gr8" draw:text-style-name="P2" draw:layer="layout" svg:width="0.779cm" svg:height="0.774cm" svg:x="8.789cm" svg:y="2.547cm">
          <draw:text-box>
            <text:p><text:span text:style-name="T1">I</text:span><text:span text:style-name="T2">c</text:span></text:p>
          </draw:text-box>
        </draw:frame>
        <draw:frame draw:style-name="gr9" draw:text-style-name="P5" draw:layer="layout" svg:width="0.883cm" svg:height="0.737cm" svg:x="5.18cm" svg:y="0.492cm">
          <draw:text-box>
            <text:p>R<text:span text:style-name="T5">1</text:span></text:p>
          </draw:text-box>
        </draw:frame>
        <draw:frame draw:style-name="gr10" draw:text-style-name="P5" draw:layer="layout" svg:width="0.894cm" svg:height="0.821cm" svg:x="7.194cm" svg:y="2.09cm">
          <draw:text-box>
            <text:p>R<text:span text:style-name="T5">5</text:span></text:p>
          </draw:text-box>
        </draw:frame>
        <draw:frame draw:style-name="gr11" draw:text-style-name="P5" draw:layer="layout" svg:width="0.888cm" svg:height="0.803cm" svg:x="5.226cm" svg:y="2.081cm">
          <draw:text-box>
            <text:p>R<text:span text:style-name="T5">4</text:span></text:p>
          </draw:text-box>
        </draw:frame>
        <draw:frame draw:style-name="gr10" draw:text-style-name="P5" draw:layer="layout" svg:width="0.858cm" svg:height="0.722cm" svg:x="6.551cm" svg:y="0.945cm">
          <draw:text-box>
            <text:p>R<text:span text:style-name="T5">3</text:span></text:p>
          </draw:text-box>
        </draw:frame>
        <draw:frame draw:style-name="gr9" draw:text-style-name="P5" draw:layer="layout" svg:width="0.856cm" svg:height="0.699cm" svg:x="7.267cm" svg:y="0.463cm">
          <draw:text-box>
            <text:p>R<text:span text:style-name="T5">2</text:span></text:p>
          </draw:text-box>
        </draw:frame>
        <draw:frame draw:style-name="gr12" draw:text-style-name="P5" draw:layer="layout" svg:width="0.902cm" svg:height="0.778cm" svg:x="3.778cm" svg:y="2.622cm">
          <draw:text-box>
            <text:p>R<text:span text:style-name="T5">6</text:span></text:p>
          </draw:text-box>
        </draw:frame>
        <draw:custom-shape draw:style-name="gr13" draw:text-style-name="P4" draw:layer="layout" svg:width="0.095cm" svg:height="0.105cm" svg:x="6.578cm" svg:y="2.0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8" draw:id="id8" draw:layer="layout" svg:width="0.095cm" svg:height="0.106cm" svg:x="8.414cm" svg:y="2.0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13" draw:id="id13" draw:layer="layout" svg:width="0.095cm" svg:height="0.105cm" svg:x="6.579cm" svg:y="4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095cm" svg:height="0.105cm" svg:x="6.579cm" svg:y="0.4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096cm" svg:height="0.106cm" svg:x="4.549cm" svg:y="2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5" draw:layer="layout" svg:width="1.061cm" svg:height="1.167cm" svg:x="5.972cm" svg:y="0.732cm">
          <draw:text-box>
            <text:p>+</text:p>
            <text:p>V<text:span text:style-name="T5">b</text:span></text:p>
            <text:p>-</text:p>
          </draw:text-box>
        </draw:frame>
        <draw:frame draw:style-name="gr15" draw:text-style-name="P6" draw:layer="layout" svg:width="0.794cm" svg:height="0.801cm" svg:x="4.714cm" svg:y="2.585cm">
          <draw:text-box>
            <text:p><text:span text:style-name="T3">I</text:span><text:span text:style-name="T4">d</text:span></text:p>
          </draw:text-box>
        </draw:frame>
        <draw:g xml:id="id10" draw:id="id10">
          <draw:line draw:style-name="gr16" draw:text-style-name="P7" draw:layer="layout" svg:x1="8.455cm" svg:y1="2.679cm" svg:x2="8.455cm" svg:y2="2.863cm">
            <text:p/>
          </draw:line>
          <draw:line draw:style-name="gr16" draw:text-style-name="P7" draw:layer="layout" svg:x1="8.145cm" svg:y1="2.864cm" svg:x2="8.765cm" svg:y2="2.864cm">
            <text:p/>
          </draw:line>
          <draw:line draw:style-name="gr16" draw:text-style-name="P7" draw:layer="layout" svg:x1="8.145cm" svg:y1="3.05cm" svg:x2="8.765cm" svg:y2="3.05cm">
            <text:p/>
          </draw:line>
          <draw:line draw:style-name="gr16" draw:text-style-name="P7" draw:layer="layout" svg:x1="8.455cm" svg:y1="3.048cm" svg:x2="8.455cm" svg:y2="3.232cm">
            <text:p/>
          </draw:line>
        </draw:g>
        <draw:line draw:style-name="gr17" draw:text-style-name="P7" draw:layer="layout" svg:x1="8.949cm" svg:y1="2.657cm" svg:x2="8.943cm" svg:y2="3.241cm">
          <text:p/>
        </draw:line>
        <draw:frame draw:style-name="gr18" draw:text-style-name="P5" draw:layer="layout" svg:width="0.684cm" svg:height="0.69cm" svg:x="7.578cm" svg:y="2.576cm">
          <draw:text-box>
            <text:p>C</text:p>
          </draw:text-box>
        </draw:frame>
        <draw:frame draw:style-name="gr19" draw:text-style-name="P4" draw:layer="layout" svg:width="3.484cm" svg:height="1.277cm" svg:x="0.262cm" svg:y="0.61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>
          <draw:line draw:style-name="gr20" draw:text-style-name="P7" draw:layer="layout" svg:x1="4.213cm" svg:y1="2.272cm" svg:x2="3.824cm" svg:y2="2.275cm">
            <text:p/>
          </draw:line>
          <draw:line draw:style-name="gr20" draw:text-style-name="P7" draw:layer="layout" svg:x1="4.213cm" svg:y1="2.27cm" svg:x2="3.824cm" svg:y2="2.273cm">
            <text:p/>
          </draw:line>
          <draw:line draw:style-name="gr20" draw:text-style-name="P7" draw:layer="layout" svg:x1="3.93cm" svg:y1="2.342cm" svg:x2="4.123cm" svg:y2="2.342cm">
            <text:p/>
          </draw:line>
          <draw:line draw:style-name="gr20" draw:text-style-name="P7" draw:layer="layout" svg:x1="3.982cm" svg:y1="2.402cm" svg:x2="4.075cm" svg:y2="2.402cm">
            <text:p/>
          </draw:line>
          <draw:line draw:style-name="gr20" draw:text-style-name="P7" draw:layer="layout" svg:x1="4.024cm" svg:y1="2.267cm" svg:x2="4.026cm" svg:y2="2.112cm">
            <text:p/>
          </draw:line>
        </draw:g>
        <draw:frame draw:style-name="gr21" draw:text-style-name="P8" draw:layer="layout" svg:width="0.58cm" svg:height="0.645cm" svg:x="4.419cm" svg:y="0.146cm">
          <draw:text-box>
            <text:p><text:span text:style-name="T6">1</text:span></text:p>
          </draw:text-box>
        </draw:frame>
        <draw:frame draw:style-name="gr22" draw:text-style-name="P8" draw:layer="layout" svg:width="0.459cm" svg:height="0.636cm" svg:x="5.982cm" svg:y="0.166cm">
          <draw:text-box>
            <text:p><text:span text:style-name="T6">2</text:span></text:p>
          </draw:text-box>
        </draw:frame>
        <draw:frame draw:style-name="gr22" draw:text-style-name="P8" draw:layer="layout" svg:width="0.561cm" svg:height="0.625cm" svg:x="8.041cm" svg:y="0.146cm">
          <draw:text-box>
            <text:p><text:span text:style-name="T6">3</text:span></text:p>
          </draw:text-box>
        </draw:frame>
        <draw:frame draw:style-name="gr23" draw:text-style-name="P8" draw:layer="layout" svg:width="0.741cm" svg:height="0.649cm" svg:x="6.072cm" svg:y="1.818cm">
          <draw:text-box>
            <text:p><text:span text:style-name="T6">5</text:span></text:p>
          </draw:text-box>
        </draw:frame>
        <draw:frame draw:style-name="gr24" draw:text-style-name="P8" draw:layer="layout" svg:width="0.611cm" svg:height="0.674cm" svg:x="4.593cm" svg:y="3.718cm">
          <draw:text-box>
            <text:p><text:span text:style-name="T6">7</text:span></text:p>
          </draw:text-box>
        </draw:frame>
        <draw:frame draw:style-name="gr22" draw:text-style-name="P8" draw:layer="layout" svg:width="0.629cm" svg:height="0.702cm" svg:x="6.509cm" svg:y="3.784cm">
          <draw:text-box>
            <text:p><text:span text:style-name="T6">8</text:span></text:p>
          </draw:text-box>
        </draw:frame>
        <draw:frame draw:style-name="gr22" draw:text-style-name="P8" draw:layer="layout" svg:width="0.752cm" svg:height="0.608cm" svg:x="8.273cm" svg:y="1.819cm">
          <draw:text-box>
            <text:p><text:span text:style-name="T6">6</text:span></text:p>
          </draw:text-box>
        </draw:frame>
        <draw:line draw:style-name="gr17" draw:text-style-name="P7" draw:layer="layout" svg:x1="4.837cm" svg:y1="2.646cm" svg:x2="4.862cm" svg:y2="3.35cm">
          <text:p/>
        </draw:line>
        <draw:custom-shape draw:style-name="gr13" draw:text-style-name="P4" draw:layer="layout" svg:width="0.095cm" svg:height="0.105cm" svg:x="4.552cm" svg:y="3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7" draw:layer="layout" svg:x1="4.583cm" svg:y1="2.112cm" svg:x2="4.028cm" svg:y2="2.112cm">
          <text:p/>
        </draw:line>
        <draw:custom-shape draw:style-name="gr26" draw:text-style-name="P4" xml:id="id1" draw:id="id1" draw:layer="layout" svg:width="0.692cm" svg:height="0.732cm" svg:x="4.248cm" svg:y="0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5" draw:layer="layout" svg:width="0.691cm" svg:height="0.896cm" svg:x="4.288cm" svg:y="0.76cm">
          <draw:text-box>
            <text:p>+</text:p>
            <text:p>_</text:p>
          </draw:text-box>
        </draw:frame>
        <draw:custom-shape draw:style-name="gr28" draw:text-style-name="P4" xml:id="id6" draw:id="id6" draw:layer="layout" svg:width="0.53cm" svg:height="0.722cm" svg:x="6.351cm" svg:y="2.62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0.491cm -0.566cm" svg:x1="6.593cm" svg:y1="4.031cm" svg:x2="8.455cm" svg:y2="3.232cm" draw:start-shape="id13" draw:start-glue-point="5" draw:end-shape="id10" draw:end-glue-point="2" svg:d="M6593 4031h-25v25h1887v-824" svg:viewBox="0 0 1888 825">
          <text:p/>
        </draw:connector>
        <draw:frame draw:style-name="gr24" draw:text-style-name="P8" draw:layer="layout" svg:width="0.611cm" svg:height="0.674cm" svg:x="4.424cm" svg:y="1.765cm">
          <draw:text-box>
            <text:p><text:span text:style-name="T6">4</text:span></text:p>
          </draw:text-box>
        </draw:frame>
        <draw:frame draw:style-name="gr12" draw:text-style-name="P5" draw:layer="layout" svg:width="0.902cm" svg:height="0.778cm" svg:x="5.239cm" svg:y="4.065cm">
          <draw:text-box>
            <text:p>R<text:span text:style-name="T5">7</text:span></text:p>
          </draw:text-box>
        </draw:frame>
        <draw:frame draw:style-name="gr27" draw:text-style-name="P5" draw:layer="layout" svg:width="0.625cm" svg:height="0.721cm" svg:x="6.327cm" svg:y="2.625cm">
          <draw:text-box>
            <text:p>+</text:p>
            <text:p>_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5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2T12:04:40.343452522</dc:date>
    <meta:editing-duration>PT52M58S</meta:editing-duration>
    <meta:editing-cycles>12</meta:editing-cycles>
    <meta:generator>LibreOffice/6.4.6.2$Linux_X86_64 LibreOffice_project/40$Build-2</meta:generator>
    <meta:document-statistic meta:object-count="70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</mn>
                          <mi>,</mi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</mn>
                          <mi>,</mi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u( t ) = left lbrace {binom{0, t &lt; 0}{1, t &gt;= 0} } right none</annotation>
  </semantics>
</math>
</file>